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Title of sheet one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Text in cell A1</text:p>
          </table:table-cell>
          <table:table-cell table:style-name="ce1" office:value-type="string">
            <text:p>Text in cell B1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formula="of:=[.A2]+2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>
            <office:annotation draw:style-name="gr1" draw:text-style-name="P2" svg:width="1.1409in" svg:height="0.8567in" svg:x="1.1252in" svg:y="0.1209in" draw:caption-point-x="-1.1252in" draw:caption-point-y="-0.1209in">
              <dc:creator>YS</dc:creator>
              <dc:date>2008-10-15T00:00:00</dc:date>
              <text:p text:style-name="P1"><text:span text:style-name="T1">Note for the cell A5.</text:span></text:p>
              <text:p text:style-name="P1"><text:span text:style-name="T1">Second paragraph of that note.</text:span></text:p>
            </office:annotation>
          </table:table-cell>
          <table:table-cell/>
        </table:table-row>
        <table:table-row table:style-name="ro2">
          <table:table-cell office:value-type="string">
            <text:p>This is a longer text. It has several sentences.</text:p>
            <text:p>And it goes on several lines.</text:p>
            <text:p>In fact 3 of them.</text:p>
          </table:table-cell>
          <table:table-cell/>
        </table:table-row>
      </table:table>
      <table:table table:name="Title of sheet two" table:style-name="ta1" table:print="false">
        <table:table-column table:style-name="co1" table:default-cell-style-name="Default"/>
        <table:table-row table:style-name="ro1">
          <table:table-cell office:value-type="string">
            <text:p>Text of the cell-A1 in sheet 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2">02/22/2009</text:date>, <text:time>07:0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10-04T16:05:50</meta:creation-date>
    <dc:date>2009-02-22T07:00:15.73</dc:date>
    <dc:language>en-US</dc:language>
    <meta:editing-cycles>6</meta:editing-cycles>
    <meta:editing-duration>PT00H11M49S</meta:editing-duration>
    <dc:creator>Yves Savourel</dc:creator>
    <meta:document-statistic meta:table-count="2" meta:cell-count="8" meta:object-count="0"/>
    <meta:user-defined meta:name="Info 1"/>
    <meta:user-defined meta:name="Info 2"/>
    <meta:user-defined meta:name="Info 3"/>
    <meta:user-defined meta:name="Info 4"/>
  </office:meta>
</office:document-meta>
</file>